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WWNum1">
      <style:paragraph-properties fo:margin-top="0in" fo:margin-bottom="0.1665in" style:contextual-spacing="false" style:line-height-at-least="0.25in"/>
      <style:text-properties officeooo:paragraph-rsid="000bc913"/>
    </style:style>
    <style:style style:name="P2" style:family="paragraph" style:parent-style-name="Text_20_body">
      <style:paragraph-properties fo:margin-top="0in" fo:margin-bottom="0.1665in" style:contextual-spacing="false" style:line-height-at-least="0.25in"/>
      <style:text-properties officeooo:paragraph-rsid="000bc913"/>
    </style:style>
    <style:style style:name="P3" style:family="paragraph" style:parent-style-name="Text_20_body">
      <style:paragraph-properties fo:margin-top="0in" fo:margin-bottom="0.1665in" style:contextual-spacing="false" style:line-height-at-least="0.25in"/>
      <style:text-properties officeooo:rsid="000db223" officeooo:paragraph-rsid="000db223"/>
    </style:style>
    <style:style style:name="P4" style:family="paragraph" style:parent-style-name="Text_20_body" style:list-style-name="WWNum1">
      <style:paragraph-properties fo:margin-top="0in" fo:margin-bottom="0.1665in" style:contextual-spacing="false" style:line-height-at-least="0.25in"/>
      <style:text-properties officeooo:rsid="000f9f29" officeooo:paragraph-rsid="000f9f29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officeooo:rsid="000f9f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 loext:marker-style-name="T1">Реализуйте функцию для выполнения простейшего сжатия строк с использованием счетчика повторяющихся символов. Например, строка ааbсссссааа превращается в а2b1с5а3. Если сжатая строка не становится короче исходной, то метод возвращает исходную строку. Предполагается, что строка состоит только из букв верхнего и нижнего регистра (a-z) <text:s/></text:p>
        </text:list-item>
        <text:list-item>
          <text:p text:style-name="P1" loext:marker-style-name="T1">Задано целое число. Выведите его значение в текстовом виде (например, <text:span text:style-name="T2">1234 =&gt;</text:span> одна тысяча двести тридцать четыре).</text:p>
        </text:list-item>
        <text:list-item>
          <text:p text:style-name="P1" loext:marker-style-name="T1">Для двух строк напишите метод, определяющий, является ли одна строка перестановкой другой</text:p>
          <text:p text:style-name="P4" loext:marker-style-name="T1"/>
        </text:list-item>
      </text:list>
      <text:p text:style-name="P2" loext:marker-style-name="T1"/>
      <text:p text:style-name="P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09:59:19.646326900</meta:creation-date>
    <dc:date>2025-11-03T08:46:19.957444049</dc:date>
    <meta:editing-duration>PT26M5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74" meta:character-count="544" meta:non-whitespace-character-count="474"/>
  </office:meta>
</office:document-meta>
</file>